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Palatino Linotype" svg:font-family="'Palatino Linotype'" style:font-family-generic="roman"/>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dea Card: Browser wait tolerance</text:p>
      <text:p text:style-name="Standard"/>
      <text:p text:style-name="P1">Suggested BPOE issue: we need to extend the wait tolerance of the browser, especially Chrome which bugs me ever few minutes if ChatGPT is busy thinking and not showing a hearbeat, and/or we should be way more aggressive with enforcing our own heartbeat BPOE policy, because you typically fail to follow that policy, and thus we can ensure the browser does not assume ChatGPT, and/or its session-panel/page, has stalled, and then ask via a popup dialogue whether the browser should wait or exit page.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Palatino Linotype" svg:font-family="'Palatino Linotype'" style:font-family-generic="roman"/>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alatino Linotype"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Palatino Linotype"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Palatino Linotype" style:font-name-complex="Lucida Sans1"/>
    </style:style>
    <style:style style:name="Caption" style:family="paragraph" style:parent-style-name="Standard" style:class="extra">
      <style:paragraph-properties fo:margin-top="0.212cm" fo:margin-bottom="0.212cm" text:number-lines="false" text:line-number="0"/>
      <style:text-properties style:font-name="Palatino Linotype"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Palatino Linotype"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ick Ballard</meta:initial-creator>
    <meta:creation-date>2025-09-10T00:58:05.06</meta:creation-date>
    <meta:document-statistic meta:table-count="0" meta:image-count="0" meta:object-count="0" meta:page-count="1" meta:paragraph-count="2" meta:word-count="89" meta:character-count="533"/>
    <dc:date>2025-09-10T00:58:42.97</dc:date>
    <dc:creator>Rick Ballard</dc:creator>
    <meta:editing-duration>PT38S</meta:editing-duration>
    <meta:editing-cycles>1</meta:editing-cycles>
    <meta:generator>OpenOffice/4.1.15$Win32 OpenOffice.org_project/4115m2$Build-9813</meta:generator>
  </office:meta>
</office:document-meta>
</file>